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65.99mm"/>
    </style:style>
    <style:style style:name="co3" style:family="table-column">
      <style:table-column-properties fo:break-before="auto" style:column-width="86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a194_Gen_Trajectory" table:style-name="ta1">
        <table:shapes>
          <draw:frame draw:z-index="0" draw:style-name="gr1" draw:text-style-name="P1" svg:width="286.92mm" svg:height="170.52mm" svg:x="220.45mm" svg:y="0.8mm">
            <draw:object draw:notify-on-update-of-ranges="qa194_Gen_Trajectory.A2:qa194_Gen_Trajectory.A26 qa194_Gen_Trajectory.B1:qa194_Gen_Trajectory.B1 qa194_Gen_Trajectory.B2:qa194_Gen_Trajectory.B26 qa194_Gen_Trajectory.C1:qa194_Gen_Trajectory.C1 qa194_Gen_Trajectory.C2:qa194_Gen_Trajectory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(Left Axis) Best Individual: Just Genetic</text:p>
          </table:table-cell>
          <table:table-cell office:value-type="string" calcext:value-type="string">
            <text:p>(Right Axis) Best Individual: Genetic and Christofid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183.8507855475" calcext:value-type="float">
            <text:p>24183.8507855475</text:p>
          </table:table-cell>
          <table:table-cell office:value-type="float" office:value="9658.95914978959" calcext:value-type="float">
            <text:p>9658.959149789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631.8085464172" calcext:value-type="float">
            <text:p>13631.8085464172</text:p>
          </table:table-cell>
          <table:table-cell office:value-type="float" office:value="9553.40634861928" calcext:value-type="float">
            <text:p>9553.4063486192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997.0396460848" calcext:value-type="float">
            <text:p>10997.0396460848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570.0541109532" calcext:value-type="float">
            <text:p>10570.0541109532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3:38:24.771662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3T15:39:32.686823552</dc:date>
    <meta:editing-duration>PT1H56M39S</meta:editing-duration>
    <meta:editing-cycles>3</meta:editing-cycles>
    <meta:generator>LibreOffice/6.0.7.3$Linux_X86_64 LibreOffice_project/00m0$Build-3</meta:gener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693cm" svg:height="17.053cm" xlink:href=".." xlink:type="simple" chart:class="chart:line" chart:style-name="ch1">
        <chart:legend chart:legend-position="bottom" svg:x="6.055cm" svg:y="16.454cm" style:legend-expansion="wide" chart:style-name="ch2"/>
        <chart:plot-area chart:style-name="ch3" table:cell-range-address="qa194_Gen_Trajectory.A1:qa194_Gen_Trajectory.C26" chart:data-source-has-labels="both" svg:x="0.573cm" svg:y="0.34cm" svg:width="27.546cm" svg:height="15.475cm">
          <chartooo:coordinate-region svg:x="1.75cm" svg:y="0.539cm" svg:width="25.376cm" svg:height="14.629cm"/>
          <chart:axis chart:dimension="x" chart:name="primary-x" chart:style-name="ch4" chartooo:axis-type="auto">
            <chartooo:date-scale/>
            <chart:title svg:x="13.484cm" svg:y="15.792cm" chart:style-name="ch5">
              <text:p>Generation</text:p>
            </chart:title>
            <chart:categories table:cell-range-address="qa194_Gen_Trajectory.A2:qa194_Gen_Trajectory.A26"/>
          </chart:axis>
          <chart:axis chart:dimension="y" chart:name="primary-y" chart:style-name="ch4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qa194_Gen_Trajectory.B2:qa194_Gen_Trajectory.B26" chart:label-cell-address="qa194_Gen_Trajectory.B1:qa194_Gen_Trajectory.B1" chart:class="chart:line">
            <chart:data-point chart:repeated="25"/>
          </chart:series>
          <chart:series chart:attached-axis="secondary-y" chart:style-name="ch9" chart:values-cell-range-address="qa194_Gen_Trajectory.C2:qa194_Gen_Trajectory.C26" chart:label-cell-address="qa194_Gen_Trajectory.C1:qa194_Gen_Trajectory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Left Axis) Best Individual: Just Genetic</text:p>
                <draw:g>
                  <svg:desc>qa194_Gen_Trajectory.B1:qa194_Gen_Trajectory.B1</svg:desc>
                </draw:g>
              </table:table-cell>
              <table:table-cell office:value-type="string">
                <text:p>(Right Axis) Best Individual: Genetic and Christofides</text:p>
                <draw:g>
                  <svg:desc>qa194_Gen_Trajectory.C1:qa194_Gen_Trajectory.C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qa194_Gen_Trajectory.A2:qa194_Gen_Trajectory.A26</svg:desc>
                </draw:g>
              </table:table-cell>
              <table:table-cell office:value-type="float" office:value="24183.8507855475">
                <text:p>24183.8507855475</text:p>
                <draw:g>
                  <svg:desc>qa194_Gen_Trajectory.B2:qa194_Gen_Trajectory.B26</svg:desc>
                </draw:g>
              </table:table-cell>
              <table:table-cell office:value-type="float" office:value="9658.95914978959">
                <text:p>9658.95914978959</text:p>
                <draw:g>
                  <svg:desc>qa194_Gen_Trajectory.C2:qa194_Gen_Trajectory.C26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3631.8085464172">
                <text:p>13631.8085464172</text:p>
              </table:table-cell>
              <table:table-cell office:value-type="float" office:value="9553.40634861928">
                <text:p>9553.4063486192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997.0396460848">
                <text:p>10997.0396460848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570.0541109532">
                <text:p>10570.0541109532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